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76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ea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ec1d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ef42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8" style:family="table-cell" style:parent-style-name="Default">
      <style:table-cell-properties fo:background-color="#ffec1d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ef42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0" style:family="table-cell" style:parent-style-name="Default">
      <style:table-cell-properties fo:border-bottom="0.99pt solid #000000" fo:background-color="#ffec1d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99pt solid #000000" fo:background-color="#ffef42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: Tensión I (Nivel 7) [PATRÓN PHI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8" office:value-type="string" calcext:value-type="string">
            <text:p>Martes</text:p>
          </table:table-cell>
          <table:table-cell table:style-name="ce18" office:value-type="string" calcext:value-type="string">
            <text:p>Miércoles</text:p>
          </table:table-cell>
          <table:table-cell table:style-name="ce18" office:value-type="string" calcext:value-type="string">
            <text:p>Jueves</text:p>
          </table:table-cell>
          <table:table-cell table:style-name="ce18" office:value-type="string" calcext:value-type="string">
            <text:p>Viernes</text:p>
          </table:table-cell>
          <table:table-cell table:style-name="ce18" office:value-type="string" calcext:value-type="string">
            <text:p>Sábado</text:p>
          </table:table-cell>
          <table:table-cell table:style-name="ce30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22" office:value-type="string" calcext:value-type="string">
            <text:p>Día Mixto</text:p>
          </table:table-cell>
          <table:table-cell table:style-name="ce22" office:value-type="string" calcext:value-type="string">
            <text:p>Día de </text:p>
            <text:p>Encuentros</text:p>
          </table:table-cell>
          <table:table-cell table:style-name="ce31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3">09:00hs</text:span></text:p>
            <text:p><text:span text:style-name="T3">-</text:span></text:p>
            <text:p><text:span text:style-name="T3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3">09:00hs</text:span></text:p>
            <text:p><text:span text:style-name="T3">-</text:span></text:p>
            <text:p><text:span text:style-name="T3">10:00hs</text:span></text:p>
          </table:table-cell>
          <table:table-cell office:value-type="string" calcext:value-type="string">
            <text:p><text:span text:style-name="T3">09:00hs</text:span></text:p>
            <text:p><text:span text:style-name="T3">-</text:span></text:p>
            <text:p><text:span text:style-name="T3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00hs:Desayuno</text:p>
            <text:p><text:span text:style-name="T2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10:00hs:</text:span></text:p>
            <text:p><text:span text:style-name="T3">Código Libre </text:span></text:p>
            <text:p><text:span text:style-name="T4">11:40hs</text:span></text:p>
          </table:table-cell>
          <table:table-cell table:style-name="Default"/>
          <table:table-cell office:value-type="string" calcext:value-type="string">
            <text:p><text:span text:style-name="T3">10:30hs:</text:span></text:p>
            <text:p><text:span text:style-name="T3">Código Libre </text:span></text:p>
            <text:p><text:span text:style-name="T4">11:35hs</text:span></text:p>
          </table:table-cell>
          <table:table-cell office:value-type="string" calcext:value-type="string">
            <text:p>08:30hs:</text:p>
            <text:p><text:span text:style-name="T3">Proyecto</text:span></text:p>
            <text:p><text:span text:style-name="T3">Zonda</text:span></text:p>
            <text:p><text:span text:style-name="T4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9">
          <table:table-cell table:number-columns-repeated="6"/>
          <table:table-cell office:value-type="string" calcext:value-type="string">
            <text:p>10:30hs:</text:p>
            <text:p><text:span text:style-name="T3">Tiempo</text:span></text:p>
            <text:p><text:span text:style-name="T3">Multi-usos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2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/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 table:number-columns-repeated="2"/>
          <table:table-cell office:value-type="string" calcext:value-type="string">
            <text:p><text:span text:style-name="T3">10:30hs:</text:span></text:p>
            <text:p><text:span text:style-name="T3">Espacio de</text:span></text:p>
            <text:p><text:span text:style-name="T3">Juego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<text:span text:style-name="T3">10:00hs:</text:span></text:p>
            <text:p><text:span text:style-name="T3">Proyecto</text:span></text:p>
            <text:p><text:span text:style-name="T3">TecniBot</text:span></text:p>
            <text:p><text:span text:style-name="T2">10:30hs</text:span></text:p>
          </table:table-cell>
          <table:table-cell office:value-type="string" calcext:value-type="string">
            <text:p><text:span text:style-name="T3">11:00hs:</text:span></text:p>
            <text:p><text:span text:style-name="T3">Proyecto</text:span></text:p>
            <text:p><text:span text:style-name="T3">Zonda</text:span></text:p>
            <text:p><text:span text:style-name="T2">11:35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40hs:</text:span></text:p>
            <text:p><text:span text:style-name="T3">Momento de</text:span></text:p>
            <text:p><text:span text:style-name="T3">Redes Sociales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<text:span text:style-name="T3">10:30hs:</text:span></text:p>
            <text:p><text:span text:style-name="T3">Proyecto</text:span></text:p>
            <text:p><text:span text:style-name="T3">Zonda</text:span></text:p>
            <text:p><text:span text:style-name="T4">-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-15:2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Zonda</text:span></text:p>
            <text:p><text:span text:style-name="T4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2">15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Zonda</text:span></text:p>
            <text:p><text:span text:style-name="T4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2">17:1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</text:span></text:p>
            <text:p><text:span text:style-name="T3">Zonda</text:span></text:p>
            <text:p><text:span text:style-name="T4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-16:4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17:10hs:</text:p>
            <text:p>Reflexión</text:p>
            <text:p><text:span text:style-name="T2">17:35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Código Libre </text:span></text:p>
            <text:p><text:span text:style-name="T4">-18:00hs-</text:span></text:p>
          </table:table-cell>
          <table:table-cell office:value-type="string" calcext:value-type="string">
            <text:p><text:span text:style-name="T3">16:40hs:</text:span></text:p>
            <text:p><text:span text:style-name="T3">Paseo</text:span></text:p>
            <text:p><text:span text:style-name="T3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<text:span text:style-name="T3">17:40hs:</text:span></text:p>
            <text:p><text:span text:style-name="T3">Código Libre </text:span></text:p>
            <text:p><text:span text:style-name="T4">18:00hs</text:span></text:p>
          </table:table-cell>
          <table:table-cell/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table:number-columns-repeated="2"/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<text:span text:style-name="T3">19:3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18">
          <table:table-cell/>
          <table:table-cell table:style-name="ce72" office:value-type="string" calcext:value-type="string">
            <text:p><text:span text:style-name="T3">22:00hs</text:span></text:p>
            <text:p><text:span text:style-name="T3">-</text:span></text:p>
            <text:p><text:span text:style-name="T3">00:30hs</text:span>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00hs</text:p>
            <text:p>-</text:p>
            <text:p>00:3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00hs</text:p>
            <text:p>-</text:p>
            <text:p>00:30hs</text:p>
          </table:table-cell>
          <table:table-cell table:style-name="ce37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20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0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0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0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5:25:58.2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27M25S</meta:editing-duration>
    <meta:editing-cycles>69</meta:editing-cycles>
    <meta:generator>LibreOffice/7.3.3.2$Windows_X86_64 LibreOffice_project/d1d0ea68f081ee2800a922cac8f79445e4603348</meta:generator>
    <dc:date>2024-06-28T15:37:57.271000000</dc:date>
    <meta:document-statistic meta:table-count="1" meta:cell-count="92" meta:object-count="0"/>
    <meta:user-defined meta:name="ProgId">Excel.Sheet</meta:user-defined>
  </office:meta>
</office:document-meta>
</file>